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dda5d" officeooo:paragraph-rsid="000dda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(typeof web3 !== 'undefined'){</text:p>
      <text:p text:style-name="P1"><text:s text:c="2"/>web3 = new Web3(web3.currentProvider);</text:p>
      <text:p text:style-name="P1"><text:s text:c="2"/>}else{</text:p>
      <text:p text:style-name="P1"><text:s text:c="2"/>web3 = new Web3(new web3.providers.HttpProvider('http://127.0.0.1:8507'));</text:p>
      <text:p text:style-name="P1"><text:s text:c="2"/>function checkPoll(){</text:p>
      <text:p text:style-name="P1"><text:s text:c="2"/>var pollingContract = new web3.eth.Contract([{</text:p>
      <text:p text:style-name="P1"><text:s text:c="2"/>"constant": false,</text:p>
      <text:p text:style-name="P1"><text:s text:c="2"/>"inputs": [</text:p>
      <text:p text:style-name="P1"><text:s text:c="2"/>{</text:p>
      <text:p text:style-name="P1"><text:s text:c="2"/>"name": "selection",</text:p>
      <text:p text:style-name="P1"><text:s text:c="2"/>"type": "uint256"</text:p>
      <text:p text:style-name="P1"><text:s text:c="2"/>}</text:p>
      <text:p text:style-name="P1"><text:s text:c="2"/>],</text:p>
      <text:p text:style-name="P1"><text:s text:c="2"/>"name": "vote",</text:p>
      <text:p text:style-name="P1"><text:s text:c="2"/>"outputs": [],</text:p>
      <text:p text:style-name="P1"><text:s text:c="2"/>"payable": false,</text:p>
      <text:p text:style-name="P1"><text:s text:c="2"/>"stateMutability": "nonpayable",</text:p>
      <text:p text:style-name="P1"><text:s text:c="2"/>"type": "function"</text:p>
      <text:p text:style-name="P1"><text:s text:c="2"/>},</text:p>
      <text:p text:style-name="P1"><text:s text:c="2"/>{</text:p>
      <text:p text:style-name="P1"><text:s text:c="2"/>"anonymous": false,</text:p>
      <text:p text:style-name="P1"><text:s text:c="2"/>"inputs": [</text:p>
      <text:p text:style-name="P1"><text:s text:c="2"/>{</text:p>
      <text:p text:style-name="P1"><text:s text:c="2"/>"indexed": false,</text:p>
      <text:p text:style-name="P1"><text:s text:c="2"/>"name": "_voter",</text:p>
      <text:p text:style-name="P1"><text:s text:c="2"/>"type": "address"</text:p>
      <text:p text:style-name="P1"><text:s text:c="2"/>},</text:p>
      <text:p text:style-name="P1"><text:s text:c="2"/>{</text:p>
      <text:p text:style-name="P1"><text:s text:c="2"/>"indexed": false,</text:p>
      <text:p text:style-name="P1"><text:s text:c="2"/>"name": "_value",</text:p>
      <text:p text:style-name="P1"><text:s text:c="2"/>"type": "uint256"</text:p>
      <text:p text:style-name="P1"><text:s text:c="2"/>}</text:p>
      <text:p text:style-name="P1"><text:s text:c="2"/>],</text:p>
      <text:p text:style-name="P1"><text:s text:c="2"/>"name": "Voted",</text:p>
      <text:p text:style-name="P1"><text:s text:c="2"/>"type": "event"</text:p>
      <text:p text:style-name="P1"><text:s text:c="2"/>},</text:p>
      <text:p text:style-name="P1"><text:s text:c="2"/>{</text:p>
      <text:p text:style-name="P1"><text:s text:c="2"/>"constant": true,</text:p>
      <text:p text:style-name="P1"><text:s text:c="2"/>"inputs": [],</text:p>
      <text:p text:style-name="P1"><text:s text:c="2"/>"name": "checkPoll",</text:p>
      <text:p text:style-name="P1"><text:s text:c="2"/>"outputs": [</text:p>
      <text:p text:style-name="P1"><text:s text:c="2"/>{</text:p>
      <text:p text:style-name="P1"><text:s text:c="2"/>"name": "",</text:p>
      <text:p text:style-name="P1"><text:s text:c="2"/>"type": "uint256"</text:p>
      <text:p text:style-name="P1"><text:s text:c="2"/>}</text:p>
      <text:p text:style-name="P1"><text:s text:c="2"/>],</text:p>
      <text:p text:style-name="P1"><text:s text:c="2"/>"payable": false,</text:p>
      <text:p text:style-name="P1"><text:s text:c="2"/>"stateMutability": "view",</text:p>
      <text:p text:style-name="P1"><text:s text:c="2"/>"type": "function"</text:p>
      <text:p text:style-name="P1"><text:s text:c="2"/>},</text:p>
      <text:p text:style-name="P1"><text:s text:c="2"/>{</text:p>
      <text:p text:style-name="P1"><text:s text:c="2"/>"constant": true,</text:p>
      <text:p text:style-name="P1"><text:soft-page-break/><text:s text:c="2"/>"inputs": [],</text:p>
      <text:p text:style-name="P1"><text:s text:c="2"/>"name": "getPoll",</text:p>
      <text:p text:style-name="P1"><text:s text:c="2"/>"outputs": [</text:p>
      <text:p text:style-name="P1"><text:s text:c="2"/>{</text:p>
      <text:p text:style-name="P1"><text:s text:c="2"/>"name":"",</text:p>
      <text:p text:style-name="P1"><text:s text:c="2"/>"type": "string"</text:p>
      <text:p text:style-name="P1"><text:s text:c="2"/>}</text:p>
      <text:p text:style-name="P1"><text:s text:c="2"/>],</text:p>
      <text:p text:style-name="P1"><text:s text:c="2"/>"payable": false,</text:p>
      <text:p text:style-name="P1"><text:s text:c="2"/>"stateMutability": "view",</text:p>
      <text:p text:style-name="P1"><text:s text:c="2"/>"type": "function"</text:p>
      <text:p text:style-name="P1"><text:s text:c="2"/>},</text:p>
      <text:p text:style-name="P1"><text:s text:c="2"/>{</text:p>
      <text:p text:style-name="P1"><text:s text:c="2"/>"constant": true,</text:p>
      <text:p text:style-name="P1"><text:s text:c="2"/>"inputs": [</text:p>
      <text:p text:style-name="P1"><text:s text:c="2"/>{</text:p>
      <text:p text:style-name="P1"><text:s text:c="2"/>"name": "",</text:p>
      <text:p text:style-name="P1"><text:s text:c="2"/>"type": "address"</text:p>
      <text:p text:style-name="P1"><text:s text:c="2"/>}</text:p>
      <text:p text:style-name="P1"><text:s text:c="2"/>],</text:p>
      <text:p text:style-name="P1"><text:s text:c="2"/>"name": "votes",</text:p>
      <text:p text:style-name="P1"><text:s text:c="2"/>"outputs": [</text:p>
      <text:p text:style-name="P1"><text:s text:c="2"/>{</text:p>
      <text:p text:style-name="P1"><text:s text:c="2"/>"name": "",</text:p>
      <text:p text:style-name="P1"><text:s text:c="2"/>"type": "uint256"</text:p>
      <text:p text:style-name="P1"><text:s text:c="2"/>}</text:p>
      <text:p text:style-name="P1"><text:s text:c="2"/>],</text:p>
      <text:p text:style-name="P1"><text:s text:c="2"/>"payable" false,</text:p>
      <text:p text:style-name="P1"><text:s text:c="2"/>"stateMutability": "view",</text:p>
      <text:p text:style-name="P1"><text:s text:c="2"/>"type": "function"</text:p>
      <text:p text:style-name="P1"><text:s text:c="2"/>}],'0x5228a379F2171971Fda21786480118d0cb7edC66');</text:p>
      <text:p text:style-name="P1"><text:s text:c="2"/>pollingContract.methods.checkPoll().call({</text:p>
      <text:p text:style-name="P1"><text:s text:c="2"/>from:</text:p>
      <text:p text:style-name="P1"><text:s text:c="2"/>'0x3550B9384DcEB9AdB070487D9869D67E6700a1E5'</text:p>
      <text:p text:style-name="P1"><text:s text:c="2"/>}).then(function(value){</text:p>
      <text:p text:style-name="P1"><text:s text:c="2"/>document.getElementById('checkSubject').</text:p>
      <text:p text:style-name="P1"><text:s text:c="2"/>textContent = String(value)+</text:p>
      <text:p text:style-name="P1"><text:s text:c="2"/>"に投票されています";</text:p>
      <text:p text:style-name="P1"><text:s text:c="2"/>});</text:p>
      <text:p text:style-name="P1"><text:s text:c="2"/>};</text:p>
      <text:p text:style-name="P1"/>
      <text:p text:style-name="P1"><text:s text:c="2"/>function getPoll(){</text:p>
      <text:p text:style-name="P1"><text:s text:c="2"/>var pollingContract = new web3.eth.Contract([</text:p>
      <text:p text:style-name="P1"><text:s text:c="2"/>{</text:p>
      <text:p text:style-name="P1"><text:s text:c="2"/>"constant": false,</text:p>
      <text:p text:style-name="P1"><text:s text:c="2"/>"inputs": [</text:p>
      <text:p text:style-name="P1"><text:s text:c="2"/>{</text:p>
      <text:p text:style-name="P1"><text:s text:c="2"/>"name": "selection",</text:p>
      <text:p text:style-name="P1"><text:s text:c="2"/>"type": "uint256"</text:p>
      <text:p text:style-name="P1"><text:s text:c="2"/>}</text:p>
      <text:p text:style-name="P1"><text:s text:c="2"/>],</text:p>
      <text:p text:style-name="P1"><text:s text:c="2"/>"name": "vote",</text:p>
      <text:p text:style-name="P1"><text:soft-page-break/><text:s text:c="2"/>"outputs": [],</text:p>
      <text:p text:style-name="P1"><text:s text:c="2"/>"payable": false,</text:p>
      <text:p text:style-name="P1"><text:s text:c="2"/>"stateMutability": "nonpayable",</text:p>
      <text:p text:style-name="P1"><text:s text:c="2"/>"type": "function",</text:p>
      <text:p text:style-name="P1"><text:s text:c="2"/>},</text:p>
      <text:p text:style-name="P1"><text:s text:c="2"/>{</text:p>
      <text:p text:style-name="P1"><text:s text:c="2"/>"anonymous": false,</text:p>
      <text:p text:style-name="P1"><text:s text:c="2"/>"inputs":[</text:p>
      <text:p text:style-name="P1"><text:s text:c="2"/>{</text:p>
      <text:p text:style-name="P1"><text:s text:c="2"/>"indexed": false,</text:p>
      <text:p text:style-name="P1"><text:s text:c="2"/>"name": "_voter",</text:p>
      <text:p text:style-name="P1"><text:s text:c="2"/>"type": "address"</text:p>
      <text:p text:style-name="P1"><text:s text:c="2"/>},</text:p>
      <text:p text:style-name="P1"><text:s text:c="2"/>{</text:p>
      <text:p text:style-name="P1"><text:s text:c="2"/>"indexed": false,</text:p>
      <text:p text:style-name="P1"><text:s text:c="2"/>"name": "_value",</text:p>
      <text:p text:style-name="P1"><text:s text:c="2"/>"type": "uint256"</text:p>
      <text:p text:style-name="P1"><text:s text:c="2"/>}</text:p>
      <text:p text:style-name="P1"><text:s text:c="2"/>],</text:p>
      <text:p text:style-name="P1"><text:s text:c="2"/>"name": "Voted",</text:p>
      <text:p text:style-name="P1"><text:s text:c="2"/>"type": "event"</text:p>
      <text:p text:style-name="P1"><text:s text:c="2"/>},</text:p>
      <text:p text:style-name="P1"><text:s text:c="2"/>{</text:p>
      <text:p text:style-name="P1"><text:s text:c="2"/>"constant": true,</text:p>
      <text:p text:style-name="P1"><text:s text:c="2"/>"inputs": [],</text:p>
      <text:p text:style-name="P1"><text:s text:c="2"/>"name": "getPoll",</text:p>
      <text:p text:style-name="P1"><text:s text:c="2"/>"outputs": [</text:p>
      <text:p text:style-name="P1"><text:s text:c="2"/>{</text:p>
      <text:p text:style-name="P1"><text:s text:c="2"/>"name": "",</text:p>
      <text:p text:style-name="P1"><text:s text:c="2"/>"type": "string"</text:p>
      <text:p text:style-name="P1"><text:s text:c="2"/>}</text:p>
      <text:p text:style-name="P1"><text:s text:c="2"/>],</text:p>
      <text:p text:style-name="P1"><text:s text:c="2"/>"payable": false,</text:p>
      <text:p text:style-name="P1"><text:s text:c="2"/>"stateMutability": "view",</text:p>
      <text:p text:style-name="P1"><text:s text:c="2"/>"type": "function"</text:p>
      <text:p text:style-name="P1"><text:s text:c="2"/>},</text:p>
      <text:p text:style-name="P1"><text:s text:c="2"/>{</text:p>
      <text:p text:style-name="P1"><text:s text:c="2"/>"constant": true,</text:p>
      <text:p text:style-name="P1"><text:s text:c="2"/>"inputs": [</text:p>
      <text:p text:style-name="P1"><text:s text:c="2"/>{</text:p>
      <text:p text:style-name="P1"><text:s text:c="2"/>"name": "",</text:p>
      <text:p text:style-name="P1"><text:s text:c="2"/>"type": "address"</text:p>
      <text:p text:style-name="P1"><text:s text:c="2"/>}</text:p>
      <text:p text:style-name="P1"><text:s text:c="2"/>],</text:p>
      <text:p text:style-name="P1"><text:s text:c="2"/>""name</text:p>
      <text:p text:style-name="P1"><text:s text:c="2"/>: "votes",</text:p>
      <text:p text:style-name="P1"><text:s text:c="2"/>"outputs": [</text:p>
      <text:p text:style-name="P1"><text:s text:c="2"/>{</text:p>
      <text:p text:style-name="P1"><text:s text:c="2"/>"name": "",</text:p>
      <text:p text:style-name="P1"><text:s text:c="2"/>"type": "uint256"</text:p>
      <text:p text:style-name="P1"><text:s text:c="2"/>}</text:p>
      <text:p text:style-name="P1"><text:s text:c="2"/>],</text:p>
      <text:p text:style-name="P1"><text:soft-page-break/><text:s text:c="2"/>"payable": false,</text:p>
      <text:p text:style-name="P1"><text:s text:c="2"/>"stateMutability": "view",</text:p>
      <text:p text:style-name="P1"><text:s text:c="2"/>"type": "function"</text:p>
      <text:p text:style-name="P1"><text:s text:c="2"/>}], '0x5228a379F2171971Fda21786480118d0cb7edC66');</text:p>
      <text:p text:style-name="P1"><text:s text:c="2"/>pollingContract.methods.getPoll().call().then(function(value){</text:p>
      <text:p text:style-name="P1"><text:s text:c="2"/>document.getElementById('pollSubject').</text:p>
      <text:p text:style-name="P1"><text:s text:c="2"/>textContent = value;</text:p>
      <text:p text:style-name="P1"><text:s text:c="2"/>});</text:p>
      <text:p text:style-name="P1"><text:s text:c="2"/>};</text:p>
      <text:p text:style-name="P1"><text:s text:c="2"/>function submitVote(){</text:p>
      <text:p text:style-name="P1"><text:s text:c="2"/>var value = 0</text:p>
      <text:p text:style-name="P1"><text:s text:c="2"/>var yes = document.getElementById('yes').checked;</text:p>
      <text:p text:style-name="P1"><text:s text:c="2"/>var no = document.getElementById('no').checked;</text:p>
      <text:p text:style-name="P1"><text:s text:c="2"/>if(yes){</text:p>
      <text:p text:style-name="P1"><text:s text:c="2"/>value = 1</text:p>
      <text:p text:style-name="P1"><text:s text:c="2"/>}else if(no){</text:p>
      <text:p text:style-name="P1"><text:s text:c="2"/>value = 2</text:p>
      <text:p text:style-name="P1"><text:s text:c="2"/>}else {</text:p>
      <text:p text:style-name="P1"><text:s text:c="2"/>return;</text:p>
      <text:p text:style-name="P1"><text:s text:c="2"/>}</text:p>
      <text:p text:style-name="P1"><text:s text:c="2"/>var pollingContract = new web3.eth.Contract([{</text:p>
      <text:p text:style-name="P1"><text:s text:c="2"/>"constant": false,</text:p>
      <text:p text:style-name="P1"><text:s text:c="2"/>"inputs": [</text:p>
      <text:p text:style-name="P1"><text:s text:c="2"/>{</text:p>
      <text:p text:style-name="P1"><text:s text:c="2"/>"name": "selection","type": "uint256"</text:p>
      <text:p text:style-name="P1"><text:s text:c="2"/>}</text:p>
      <text:p text:style-name="P1"><text:s text:c="2"/>],</text:p>
      <text:p text:style-name="P1"><text:s text:c="2"/>"name": "vote",</text:p>
      <text:p text:style-name="P1"><text:s text:c="2"/>"outputs": [],</text:p>
      <text:p text:style-name="P1"><text:s text:c="2"/>"payable": false,</text:p>
      <text:p text:style-name="P1"><text:s text:c="2"/>"stateMutability": "nonpayable",</text:p>
      <text:p text:style-name="P1"><text:s text:c="2"/>"type": "function"</text:p>
      <text:p text:style-name="P1"><text:s text:c="2"/>},</text:p>
      <text:p text:style-name="P1"><text:s text:c="2"/>{</text:p>
      <text:p text:style-name="P1"><text:s text:c="2"/>"anonymous": false,</text:p>
      <text:p text:style-name="P1"><text:s text:c="2"/>"inputs": [</text:p>
      <text:p text:style-name="P1"><text:s text:c="2"/>{</text:p>
      <text:p text:style-name="P1"><text:s text:c="2"/>"indexed": false,</text:p>
      <text:p text:style-name="P1"><text:s text:c="2"/>"name": "_voter",</text:p>
      <text:p text:style-name="P1"><text:s text:c="2"/>"type": "address"</text:p>
      <text:p text:style-name="P1"><text:s text:c="2"/>},</text:p>
      <text:p text:style-name="P1"><text:s text:c="2"/>{</text:p>
      <text:p text:style-name="P1"><text:s text:c="2"/>"indexed": false,</text:p>
      <text:p text:style-name="P1"><text:s text:c="2"/>"name": "_value",</text:p>
      <text:p text:style-name="P1"><text:s text:c="2"/>"type": "uint256"</text:p>
      <text:p text:style-name="P1"><text:s text:c="2"/>}</text:p>
      <text:p text:style-name="P1"><text:s text:c="2"/>],</text:p>
      <text:p text:style-name="P1"><text:s text:c="2"/>"name": "Voted",</text:p>
      <text:p text:style-name="P1"><text:s text:c="2"/>"type": "event"</text:p>
      <text:p text:style-name="P1"><text:s text:c="2"/>},</text:p>
      <text:p text:style-name="P1"><text:s text:c="2"/>{</text:p>
      <text:p text:style-name="P1"><text:s text:c="2"/>"constant": true,</text:p>
      <text:p text:style-name="P1"><text:soft-page-break/><text:s text:c="2"/>"inputs": [],</text:p>
      <text:p text:style-name="P1"><text:s text:c="2"/>"name": "checkPoll",</text:p>
      <text:p text:style-name="P1"><text:s text:c="2"/>"outputs": [</text:p>
      <text:p text:style-name="P1"><text:s text:c="2"/>{</text:p>
      <text:p text:style-name="P1"><text:s text:c="2"/>"name": "",</text:p>
      <text:p text:style-name="P1"><text:s text:c="2"/>"type": "uint256"</text:p>
      <text:p text:style-name="P1"><text:s text:c="2"/>}</text:p>
      <text:p text:style-name="P1"><text:s text:c="2"/>],</text:p>
      <text:p text:style-name="P1"><text:s text:c="2"/>"payable": false,</text:p>
      <text:p text:style-name="P1"><text:s text:c="2"/>"stateMutability": "view",</text:p>
      <text:p text:style-name="P1"><text:s text:c="2"/>"type": "function"</text:p>
      <text:p text:style-name="P1"><text:s text:c="2"/>},</text:p>
      <text:p text:style-name="P1"><text:s text:c="2"/>{</text:p>
      <text:p text:style-name="P1"><text:s text:c="2"/>"constant": true,</text:p>
      <text:p text:style-name="P1"><text:s text:c="2"/>"inputs": [],</text:p>
      <text:p text:style-name="P1"><text:s text:c="2"/>"name": "getPoll",</text:p>
      <text:p text:style-name="P1"><text:s text:c="2"/>"outputs": [</text:p>
      <text:p text:style-name="P1"><text:s text:c="2"/>{</text:p>
      <text:p text:style-name="P1"><text:s text:c="2"/>"name": "",</text:p>
      <text:p text:style-name="P1"><text:s text:c="2"/>"type": "string"</text:p>
      <text:p text:style-name="P1"><text:s text:c="2"/>}</text:p>
      <text:p text:style-name="P1"><text:s text:c="2"/>],</text:p>
      <text:p text:style-name="P1"><text:s text:c="2"/>"payable": false,</text:p>
      <text:p text:style-name="P1"><text:s text:c="2"/>"stateMutability": "view",</text:p>
      <text:p text:style-name="P1"><text:s text:c="2"/>"type": "function"</text:p>
      <text:p text:style-name="P1"><text:s text:c="2"/>},</text:p>
      <text:p text:style-name="P1"><text:s text:c="2"/>{</text:p>
      <text:p text:style-name="P1"><text:s text:c="2"/>"constant": true,</text:p>
      <text:p text:style-name="P1"><text:s text:c="2"/>"inputs": [</text:p>
      <text:p text:style-name="P1"><text:s text:c="2"/>{</text:p>
      <text:p text:style-name="P1"><text:s text:c="2"/>"name": "",</text:p>
      <text:p text:style-name="P1"><text:s text:c="2"/>"type": "address"</text:p>
      <text:p text:style-name="P1"><text:s text:c="2"/>}</text:p>
      <text:p text:style-name="P1"><text:s text:c="2"/>],</text:p>
      <text:p text:style-name="P1"><text:s text:c="2"/>"name": "votes",</text:p>
      <text:p text:style-name="P1"><text:s text:c="2"/>"outputs": [</text:p>
      <text:p text:style-name="P1"><text:s text:c="2"/>{</text:p>
      <text:p text:style-name="P1"><text:s text:c="2"/>"name": "",</text:p>
      <text:p text:style-name="P1"><text:s text:c="2"/>"type": "uint256"</text:p>
      <text:p text:style-name="P1"><text:s text:c="2"/>}</text:p>
      <text:p text:style-name="P1"><text:s text:c="2"/>],</text:p>
      <text:p text:style-name="P1"><text:s text:c="2"/>"payable": false,</text:p>
      <text:p text:style-name="P1"><text:s text:c="2"/>"stateMutability": "view",</text:p>
      <text:p text:style-name="P1"><text:s text:c="2"/>"type": "function"</text:p>
      <text:p text:style-name="P1"><text:s text:c="2"/>}], '0x5228a379F2171971Fda21786480118d0cb7edC66');</text:p>
      <text:p text:style-name="P1"><text:s text:c="2"/>pollingContract.methods.vote(value).send({</text:p>
      <text:p text:style-name="P1"><text:s text:c="2"/>from:</text:p>
      <text:p text:style-name="P1"><text:s text:c="2"/>'0x3550B9384DcEB9AdB070487D9869D67E6700a1E5'</text:p>
      <text:p text:style-name="P1"><text:s text:c="2"/>}).then(function(result){</text:p>
      <text:p text:style-name="P1"><text:s text:c="2"/>console.log(result);</text:p>
      <text:p text:style-name="P1"><text:s text:c="2"/>});</text:p>
      <text:p text:style-name="P1"><text:s text:c="2"/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3:30:10.694812235</meta:creation-date>
    <dc:date>2021-01-13T13:35:13.535843248</dc:date>
    <meta:editing-duration>PT5M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5" meta:paragraph-count="259" meta:word-count="449" meta:character-count="3994" meta:non-whitespace-character-count="3298"/>
  </office:meta>
</office:document-meta>
</file>